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40000010174645A41AAE215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27cm" svg:stroke-color="#ff0000" draw:marker-start-width="0.391cm" draw:marker-end-width="0.391cm" draw:fill="solid" draw:fill-color="#ffffff" draw:textarea-vertical-align="middle" fo:min-height="0.387cm" fo:padding-top="0.189cm" fo:padding-bottom="0.189cm" fo:padding-left="0.314cm" fo:padding-right="0.314cm"/>
    </style:style>
    <style:style style:name="gr3" style:family="graphic" style:parent-style-name="objectwithoutfill">
      <style:graphic-properties svg:stroke-width="0.127cm" svg:stroke-color="#ff0000" draw:marker-start-width="0.39cm" draw:marker-end="Arrow" draw:marker-end-width="0.49cm" draw:fill="solid" draw:textarea-vertical-align="middle" fo:padding-top="0.188cm" fo:padding-bottom="0.188cm" fo:padding-left="0.313cm" fo:padding-right="0.313cm"/>
    </style:style>
    <style:style style:name="gr4" style:family="graphic" style:parent-style-name="standard">
      <style:graphic-properties svg:stroke-width="0.127cm" svg:stroke-color="#ff0000" draw:marker-start-width="0.39cm" draw:marker-end-width="0.39cm" draw:fill="none" draw:textarea-vertical-align="middle" draw:auto-grow-height="false" fo:min-height="5.162cm" fo:min-width="0cm" fo:padding-top="0.188cm" fo:padding-bottom="0.188cm" fo:padding-left="0.313cm" fo:padding-right="0.3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ffffff"/>
      <style:paragraph-properties fo:text-align="center"/>
      <style:text-properties fo:font-size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12cm" svg:height="6.799cm" svg:x="4.493cm" svg:y="15.791cm">
          <draw:image xlink:href="Pictures/10000000000001A40000010174645A41AAE21518.png" xlink:type="simple" xlink:show="embed" xlink:actuate="onLoad" loext:mime-type="image/png">
            <text:p/>
          </draw:image>
        </draw:frame>
        <draw:frame draw:style-name="gr2" draw:text-style-name="P3" draw:layer="layout" svg:width="3.556cm" svg:height="0.853cm" svg:x="2.524cm" svg:y="13.346cm">
          <draw:text-box>
            <text:p text:style-name="P2">Block Header</text:p>
          </draw:text-box>
        </draw:frame>
        <draw:line draw:style-name="gr3" draw:text-style-name="P4" draw:layer="layout" svg:x1="4.302cm" svg:y1="14.208cm" svg:x2="5.318cm" svg:y2="15.859cm">
          <text:p/>
        </draw:line>
        <draw:custom-shape draw:style-name="gr4" draw:text-style-name="P5" draw:layer="layout" svg:width="0.735cm" svg:height="5.842cm" svg:x="15.505cm" svg:y="16.24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3.556cm" svg:height="0.853cm" svg:x="2.524cm" svg:y="13.347cm">
          <draw:text-box>
            <text:p text:style-name="P2">“start” header</text:p>
          </draw:text-box>
        </draw:frame>
        <draw:frame draw:style-name="gr2" draw:text-style-name="P3" draw:layer="layout" svg:width="3.556cm" svg:height="0.853cm" svg:x="16.367cm" svg:y="18.78cm">
          <draw:text-box>
            <text:p text:style-name="P2">Block Inf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7T17:38:26.570000000</meta:creation-date>
    <dc:date>2019-12-27T21:24:45.564000000</dc:date>
    <meta:editing-duration>PT3H15M15S</meta:editing-duration>
    <meta:editing-cycles>1</meta:editing-cycles>
    <meta:document-statistic meta:object-count="6"/>
    <meta:generator>LibreOffice/6.2.0.3$Windows_X86_64 LibreOffice_project/98c6a8a1c6c7b144ce3cc729e34964b47ce25d62</meta:generator>
  </office:meta>
</office:document-meta>
</file>